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5">
      <style:paragraph-properties fo:text-align="start" style:justify-single-word="false"/>
      <style:text-properties fo:font-weight="bold" officeooo:rsid="0011eb72" officeooo:paragraph-rsid="0011eb7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f4a6a" officeooo:paragraph-rsid="000f4a6a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f4a6a" officeooo:paragraph-rsid="000f4a6a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0f4a6a" officeooo:paragraph-rsid="000f4a6a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f4a6a"/>
    </style:style>
    <style:style style:name="P6" style:family="paragraph" style:parent-style-name="Standard" style:list-style-name="L4">
      <style:paragraph-properties fo:text-align="start" style:justify-single-word="false"/>
      <style:text-properties officeooo:paragraph-rsid="0011eb72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f4a6a" officeooo:paragraph-rsid="000f4a6a"/>
    </style:style>
    <style:style style:name="P8" style:family="paragraph" style:parent-style-name="Standard">
      <style:paragraph-properties fo:text-align="start" style:justify-single-word="false"/>
      <style:text-properties officeooo:rsid="000f4a6a" officeooo:paragraph-rsid="000f4a6a"/>
    </style:style>
    <style:style style:name="P9" style:family="paragraph" style:parent-style-name="Standard">
      <style:paragraph-properties fo:text-align="start" style:justify-single-word="false"/>
      <style:text-properties officeooo:rsid="00107b81" officeooo:paragraph-rsid="00107b81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107b81" officeooo:paragraph-rsid="00107b81"/>
    </style:style>
    <style:style style:name="P11" style:family="paragraph" style:parent-style-name="Standard">
      <style:paragraph-properties fo:text-align="start" style:justify-single-word="false"/>
      <style:text-properties officeooo:rsid="0011eb72" officeooo:paragraph-rsid="0011eb72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11eb72" officeooo:paragraph-rsid="0011eb72"/>
    </style:style>
    <style:style style:name="P13" style:family="paragraph" style:parent-style-name="Standard" style:list-style-name="L5">
      <style:paragraph-properties fo:text-align="start" style:justify-single-word="false"/>
      <style:text-properties fo:font-weight="normal" officeooo:rsid="0011eb72" officeooo:paragraph-rsid="0011eb7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1eb72" officeooo:paragraph-rsid="0011eb7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2da4e" officeooo:paragraph-rsid="0012da4e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1pt" fo:font-weight="normal" officeooo:rsid="00139b40" officeooo:paragraph-rsid="00139b40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2pt" fo:font-weight="normal" officeooo:rsid="000f4a6a" officeooo:paragraph-rsid="000f4a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1pt" fo:font-weight="normal" officeooo:rsid="00139b40" officeooo:paragraph-rsid="00139b40" style:font-size-asian="9.60000038146973pt" style:font-weight-asian="normal" style:font-size-complex="11pt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f4a6a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1eb72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07b81" style:font-size-asian="10.5pt" style:font-weight-asian="normal" style:font-size-complex="12pt" style:font-weight-complex="normal"/>
    </style:style>
    <style:style style:name="T5" style:family="text">
      <style:text-properties fo:font-size="12pt" fo:font-weight="bold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011eb72" style:font-size-asian="10.5pt" style:font-weight-asian="bold" style:font-size-complex="12pt" style:font-weight-complex="bold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07b81"/>
    </style:style>
    <style:style style:name="T10" style:family="text">
      <style:text-properties fo:color="#1290c3" style:font-name="Consolas" fo:font-size="10pt" style:text-underline-style="none" fo:background-color="#373737" loext:char-shading-value="0" style:font-size-asian="10pt" style:font-size-complex="12pt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ma gestionale di un</text:p>
      <text:p text:style-name="P2">magazzino <text:span text:style-name="T9">con</text:span> vendita dei prodotti</text:p>
      <text:p text:style-name="P16">Fiore Edoardo e Valente Tommaso</text:p>
      <text:p text:style-name="P18"><text:span text:style-name="T11">4CTLI</text:span></text:p>
      <text:p text:style-name="P18"><text:span text:style-name="T11"/></text:p>
      <text:p text:style-name="P17">Il programma è diviso in <text:span text:style-name="T8">due interfacce principali</text:span>:</text:p>
      <text:p text:style-name="P3">l’interfaccia <text:span text:style-name="T8">admin</text:span> che permette di: </text:p>
      <text:list xml:id="list2948149401" text:style-name="L1">
        <text:list-item>
          <text:p text:style-name="P4">aggiungere un prodotto</text:p>
        </text:list-item>
        <text:list-item>
          <text:p text:style-name="P4">rimuovere un prodotto</text:p>
        </text:list-item>
        <text:list-item>
          <text:p text:style-name="P4">eseguire un operazione sui prodotti</text:p>
          <text:list>
            <text:list-item>
              <text:p text:style-name="P5"><text:span text:style-name="T2">prelevare un prodotto<text:tab/></text:span></text:p>
            </text:list-item>
            <text:list-item>
              <text:p text:style-name="P7"><text:span text:style-name="T1">depositare un prodotto</text:span></text:p>
            </text:list-item>
            <text:list-item>
              <text:p text:style-name="P7"><text:span text:style-name="T1">modificare il prezzo di un prodotto</text:span></text:p>
            </text:list-item>
          </text:list>
        </text:list-item>
        <text:list-item>
          <text:p text:style-name="P7"><text:span text:style-name="T1">visualizzare le operazioni eseguite (storico)</text:span></text:p>
        </text:list-item>
        <text:list-item>
          <text:p text:style-name="P7"><text:span text:style-name="T1">visualizzare i prodotti presenti</text:span></text:p>
        </text:list-item>
        <text:list-item>
          <text:p text:style-name="P7"><text:span text:style-name="T1">terminare il programma salvando storico delle operazioni e prodotti</text:span></text:p>
        </text:list-item>
      </text:list>
      <text:p text:style-name="P8"><text:span text:style-name="T1"/></text:p>
      <text:p text:style-name="P8"><text:span text:style-name="T1">l’interfaccia </text:span><text:span text:style-name="T5">utente</text:span><text:span text:style-name="T1"> che è ancora da realizzare.</text:span></text:p>
      <text:p text:style-name="P8"><text:span text:style-name="T1"/></text:p>
      <text:p text:style-name="P9"><text:span text:style-name="T1">Il <text:s/>programma (admin) è strutturato in 1 classe main </text:span><text:span text:style-name="T6">GestioneMagazzino</text:span><text:span text:style-name="T1"> in cui avviene l’apertura dei file binari, uno <text:s/>contenente storico delle operazioni e uno contenente i prodotti presenti nel magazzino, inoltre viene istanziata la classe principale </text:span><text:span text:style-name="T5">View</text:span><text:span text:style-name="T1"> in cui vengono richiamati tutti i metodi delle restanti classi tramite il menù di scelta delle operazioni.</text:span></text:p>
      <text:p text:style-name="P9"><text:span text:style-name="T1"/></text:p>
      <text:p text:style-name="P9"><text:span text:style-name="T1">La classe </text:span><text:span text:style-name="T5">Prodotti</text:span><text:span text:style-name="T1"> viene utilizzata per definire la struttura di ogni prodotto presente in magazzino:</text:span></text:p>
      <text:list xml:id="list3051210268" text:style-name="L2">
        <text:list-item>
          <text:p text:style-name="P10"><text:span text:style-name="T1">numero/codice del prodotto</text:span></text:p>
        </text:list-item>
        <text:list-item>
          <text:p text:style-name="P10"><text:span text:style-name="T1">nome del prodotto</text:span></text:p>
        </text:list-item>
        <text:list-item>
          <text:p text:style-name="P10"><text:span text:style-name="T1">giacenza</text:span></text:p>
        </text:list-item>
        <text:list-item>
          <text:p text:style-name="P10"><text:span text:style-name="T1">prezzo</text:span></text:p>
        </text:list-item>
      </text:list>
      <text:p text:style-name="P9"><text:span text:style-name="T1">sono </text:span><text:span text:style-name="T3">istanziati tutti i metodi get e set, oltre ad un metodo per il controllo sull’uguaglianza dei codici</text:span></text:p>
      <text:p text:style-name="P9"><text:span text:style-name="T3"/></text:p>
      <text:p text:style-name="P11"><text:span text:style-name="T1">la classe </text:span><text:span text:style-name="T5">Operazioni</text:span><text:span text:style-name="T4"> viene utilizzata per definire la struttura di ogni </text:span><text:span text:style-name="T1">operazione</text:span><text:span text:style-name="T4"> </text:span><text:span text:style-name="T1">che viene eseguita</text:span><text:span text:style-name="T4">:</text:span></text:p>
      <text:list xml:id="list2859459183" text:style-name="L3">
        <text:list-item>
          <text:p text:style-name="P12"><text:span text:style-name="T4">d</text:span><text:span text:style-name="T1">ata di esecuzione (implementata tramite calendar)</text:span></text:p>
        </text:list-item>
        <text:list-item>
          <text:p text:style-name="P12"><text:span text:style-name="T1">numero/codice del prodotto su cui è stata eseguita l’operazione</text:span></text:p>
        </text:list-item>
        <text:list-item>
          <text:p text:style-name="P12"><text:span text:style-name="T1">tipo di operazione tra quelle elencate sopra (considerate operazioni anche aggiunta e rimozione)</text:span></text:p>
        </text:list-item>
        <text:list-item>
          <text:p text:style-name="P12"><text:span text:style-name="T1">quantità di prodotto aggiunta, prelevata o eliminata</text:span></text:p>
        </text:list-item>
      </text:list>
      <text:p text:style-name="P11"><text:span text:style-name="T1"/></text:p>
      <text:p text:style-name="P11"><text:span text:style-name="T1">la classe </text:span><text:span text:style-name="T5">AddPanel </text:span><text:span text:style-name="T1">permette la creazione dell’interfaccia per l’aggiunta di prodotti, inserrendo tutti i campi necessari in una sola finestra di dialogo</text:span></text:p>
      <text:p text:style-name="P11"><text:span text:style-name="T1"/></text:p>
      <text:p text:style-name="P11"><text:span text:style-name="T1">la classe </text:span><text:span text:style-name="T5">Model </text:span><text:span text:style-name="T1">si occupa della manipolazione dei file e degli arraylis.</text:span></text:p>
      <text:list xml:id="list3709484341" text:style-name="L4">
        <text:list-item>
          <text:p text:style-name="P6"><text:span text:style-name="T6">File:</text:span></text:p>
        </text:list-item>
      </text:list>
      <text:p text:style-name="P11"><text:span text:style-name="T1"><text:tab/>Preleva il contenuto dei file all’avvio del programma per avere lo storico delle operazioni e i <text:tab/>prodotti presenti, inoltre salva il contenuto delle arraylist sui file al termine del programma.</text:span></text:p>
      <text:list xml:id="list3737246026" text:style-name="L5">
        <text:list-item>
          <text:p text:style-name="P1"><text:span text:style-name="T7">Arraylist:</text:span></text:p>
          <text:p text:style-name="P13"><text:span text:style-name="T7">aggiunge, rimuove, deposita, preleva e modifica il prezzo dei prodotti, aggiungendo l’operazione allo storico.</text:span></text:p>
        </text:list-item>
      </text:list>
      <text:p text:style-name="P14"><text:span text:style-name="T7"/></text:p>
      <text:p text:style-name="P15"><text:span text:style-name="T7">La classe </text:span><text:span text:style-name="T5">fstjfrm</text:span><text:span text:style-name="T7"> crea l’interfaccia di scelta tra admin e cliente.</text:span></text:p>
      <text:p text:style-name="P15"><text:span text:style-name="T7"/></text:p>
      <text:p text:style-name="P15"><text:span text:style-name="T7">l’interfaccia del cliente verrà creata entro la consegna stabilita :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6:29:17.263000000</meta:creation-date>
    <dc:date>2019-05-05T17:10:29.629000000</dc:date>
    <meta:editing-duration>PT7M11S</meta:editing-duration>
    <meta:editing-cycles>2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36" meta:word-count="342" meta:character-count="2222" meta:non-whitespace-character-count="1930"/>
  </office:meta>
</office:document-meta>
</file>